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283000002838A20B17DAF4384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5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 Narrow" fo:font-size="5.40000009536743pt" fo:font-weight="bold" style:font-size-asian="11pt" style:font-size-complex="11pt"/>
    </style:style>
    <style:style style:name="T8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Kormongus was a kid. He liked reading books at the library. He got attacked by a herd of ghosts. He got shot by a ghost crossbow. He turned into a mutant, which has a crossbow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<text:span text:style-name="T5">Crossbo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1.143cm" svg:height="0.508cm" svg:x="6.096cm" svg:y="0.889cm">
            <text:p text:style-name="P12">10”</text:p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1.143cm" svg:height="0.508cm" svg:x="7.239cm" svg:y="0.889cm">
            <text:p text:style-name="P12">8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524cm" svg:height="0.508cm" svg:x="8.382cm" svg:y="0.889cm">
            <text:p text:style-name="P12">1d6</text:p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1.143cm" svg:height="0.508cm" svg:x="4.953cm" svg:y="0.889cm">
            <text:p text:style-name="P12">1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5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4" draw:layer="layout" svg:width="1.524cm" svg:height="0.508cm" svg:x="5.334cm" svg:y="2.54cm">
                <text:p text:style-name="P12">14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4" draw:layer="layout" svg:width="1.524cm" svg:height="0.508cm" svg:x="5.334cm" svg:y="3.048cm">
                <text:p text:style-name="P12">18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7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4" draw:layer="layout" svg:width="1.524cm" svg:height="0.508cm" svg:x="5.334cm" svg:y="3.556cm">
              <text:p text:style-name="P12">16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8" draw:layer="layout" svg:width="5.334cm" svg:height="4.445cm" svg:x="6.985cm" svg:y="2.032cm">
          <text:p text:style-name="P18"><text:span text:style-name="T3">Speed Burst:</text:span></text:p>
          <text:p text:style-name="P18"><text:span text:style-name="T6">Instead of attacking, Kormongus may move an additional 1d6” on any given turn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143cm" svg:height="0.508cm" svg:x="11.176cm" svg:y="0.889cm">
          <text:p text:style-name="P12">1d6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20" draw:layer="layout" svg:width="0.381cm" svg:height="0.381cm" svg:x="0.635cm" svg:y="6.604cm">
            <text:p text:style-name="P19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1.397cm" svg:y="6.604cm">
            <text:p text:style-name="P19"><text:span text:style-name="T7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1.778cm" svg:y="6.604cm">
            <text:p text:style-name="P19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2.159cm" svg:y="6.604cm">
            <text:p text:style-name="P19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2.54cm" svg:y="6.604cm">
            <text:p text:style-name="P19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2.921cm" svg:y="6.604cm">
            <text:p text:style-name="P19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3.302cm" svg:y="6.604cm">
            <text:p text:style-name="P19"><text:span text:style-name="T7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3.683cm" svg:y="6.604cm">
            <text:p text:style-name="P19"><text:span text:style-name="T7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1.016cm" svg:y="6.604cm">
            <text:p text:style-name="P19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0" draw:layer="layout" svg:width="0.381cm" svg:height="0.381cm" svg:x="0.254cm" svg:y="6.604cm">
            <text:p text:style-name="P19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184cm" svg:height="3.184cm" svg:x="0.459cm" svg:y="0.451cm">
          <draw:image xlink:href="Pictures/1000020100000283000002838A20B17DAF43841E.png" xlink:type="simple" xlink:show="embed" xlink:actuate="onLoad" loext:mime-type="image/png">
            <text:p/>
          </draw:image>
        </draw:frame>
        <draw:custom-shape draw:style-name="gr16" draw:text-style-name="P21" draw:layer="layout" svg:width="3.048cm" svg:height="1.016cm" svg:x="0.581cm" svg:y="3.121cm">
          <text:p text:style-name="P21"><text:span text:style-name="T8">Kormongus Ado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1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01T12:50:25.743000000</meta:creation-date>
    <meta:editing-duration>PT5M12S</meta:editing-duration>
    <meta:editing-cycles>2</meta:editing-cycles>
    <meta:generator>LibreOffice/6.4.1.2$Windows_X86_64 LibreOffice_project/4d224e95b98b138af42a64d84056446d09082932</meta:generator>
    <dc:title>HeroTemplate</dc:title>
    <dc:date>2022-05-01T12:55:37.120000000</dc:date>
    <meta:document-statistic meta:object-count="42"/>
    <meta:template xlink:type="simple" xlink:actuate="onRequest" xlink:title="HeroTemplate" xlink:href="../../../../../../../../../../Roaming/LibreOffice/4/user/template/HeroTemplate.otg" meta:date="2022-05-01T12:50:25.587000000"/>
  </office:meta>
</office:document-meta>
</file>